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" form:id="control24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" form:id="control25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" form:id="control26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7" form:id="control27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8" form:id="control28" form:visual-effect="flat" form:linked-cell="Sheet1.D38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9" form:id="control29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0" form:id="control30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1" form:id="control31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" form:id="control32" form:visual-effect="flat" form:linked-cell="Sheet1.D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3" form:id="control33" form:visual-effect="flat" form:linked-cell="Sheet1.D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4" form:id="control34" form:visual-effect="flat" form:linked-cell="Sheet1.D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5" form:id="control35" form:visual-effect="flat" form:linked-cell="Sheet1.D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36" form:id="control36" form:visual-effect="flat" form:linked-cell="Sheet1.D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37" form:id="control37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38" form:id="control38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39" form:id="control39" form:visual-effect="flat" form:linked-cell="Sheet1.D37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40" form:id="control40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1" form:id="control41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42" form:id="control42" form:visual-effect="flat" form:linked-cell="Sheet1.D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4484in" draw:control="control24"/>
          <draw:control draw:z-index="24" draw:style-name="gr1" draw:text-style-name="P1" svg:width="0.45in" svg:height="0.2307in" svg:x="5.4327in" svg:y="6.865in" draw:control="control25"/>
          <draw:control draw:z-index="25" draw:style-name="gr1" draw:text-style-name="P1" svg:width="0.45in" svg:height="0.2307in" svg:x="5.4327in" svg:y="7.0732in" draw:control="control26"/>
          <draw:control draw:z-index="26" draw:style-name="gr1" draw:text-style-name="P1" svg:width="0.45in" svg:height="0.2311in" svg:x="5.4327in" svg:y="7.2815in" draw:control="control27"/>
          <draw:control draw:z-index="27" draw:style-name="gr1" draw:text-style-name="P1" svg:width="0.45in" svg:height="0.2307in" svg:x="5.4327in" svg:y="7.6984in" draw:control="control28"/>
          <draw:control draw:z-index="28" draw:style-name="gr1" draw:text-style-name="P1" svg:width="0.45in" svg:height="0.2307in" svg:x="5.4327in" svg:y="7.9067in" draw:control="control29"/>
          <draw:control draw:z-index="29" draw:style-name="gr1" draw:text-style-name="P1" svg:width="0.45in" svg:height="0.2307in" svg:x="5.4327in" svg:y="8.115in" draw:control="control30"/>
          <draw:control draw:z-index="30" draw:style-name="gr1" draw:text-style-name="P1" svg:width="0.45in" svg:height="0.2307in" svg:x="5.4327in" svg:y="8.3232in" draw:control="control31"/>
          <draw:control draw:z-index="31" draw:style-name="gr1" draw:text-style-name="P1" svg:width="0.45in" svg:height="0.2307in" svg:x="5.4327in" svg:y="1.2402in" draw:control="control32"/>
          <draw:control draw:z-index="32" draw:style-name="gr1" draw:text-style-name="P1" svg:width="0.45in" svg:height="0.2307in" svg:x="5.4327in" svg:y="2.0732in" draw:control="control33"/>
          <draw:control draw:z-index="33" draw:style-name="gr1" draw:text-style-name="P1" svg:width="0.45in" svg:height="0.2307in" svg:x="5.4327in" svg:y="2.4902in" draw:control="control34"/>
          <draw:control draw:z-index="34" draw:style-name="gr1" draw:text-style-name="P1" svg:width="0.45in" svg:height="0.2307in" svg:x="5.4327in" svg:y="3.115in" draw:control="control35"/>
          <draw:control draw:z-index="35" draw:style-name="gr1" draw:text-style-name="P1" svg:width="0.45in" svg:height="0.2307in" svg:x="5.4327in" svg:y="4.9902in" draw:control="control36"/>
          <draw:control draw:z-index="36" draw:style-name="gr1" draw:text-style-name="P1" svg:width="0.45in" svg:height="0.2307in" svg:x="5.4327in" svg:y="5.1984in" draw:control="control37"/>
          <draw:control draw:z-index="37" draw:style-name="gr1" draw:text-style-name="P1" svg:width="0.45in" svg:height="0.2311in" svg:x="5.4327in" svg:y="6.0315in" draw:control="control38"/>
          <draw:control draw:z-index="38" draw:style-name="gr1" draw:text-style-name="P1" svg:width="0.45in" svg:height="0.2307in" svg:x="5.4327in" svg:y="7.4902in" draw:control="control39"/>
          <draw:control draw:z-index="39" draw:style-name="gr1" draw:text-style-name="P1" svg:width="0.45in" svg:height="0.2307in" svg:x="5.4327in" svg:y="6.6567in" draw:control="control40"/>
          <draw:control draw:z-index="40" draw:style-name="gr1" draw:text-style-name="P1" svg:width="0.45in" svg:height="0.2311in" svg:x="5.4327in" svg:y="8.5429in" draw:control="control41"/>
          <draw:control draw:z-index="41" draw:style-name="gr1" draw:text-style-name="P1" svg:width="0.45in" svg:height="0.2307in" svg:x="5.4327in" svg:y="4.1567in" draw:control="control4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InsertDelete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1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ssions_nd_help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tting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areable_lin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ell_cell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plit_coalesc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ar_coun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o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verify_outpu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orkspace_div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0:55:05.091562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8</meta:editing-cycles>
    <meta:print-date>2015-08-11T07:19:34</meta:print-date>
    <meta:creation-date>2015-08-11T07:17:40</meta:creation-date>
    <dc:date>2016-07-05T11:58:29.550828713</dc:date>
    <meta:editing-duration>PT55M11S</meta:editing-duration>
    <meta:generator>LibreOffice/4.2.8.2$Linux_X86_64 LibreOffice_project/420m0$Build-2</meta:generator>
    <meta:document-statistic meta:table-count="1" meta:cell-count="86" meta:object-count="4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